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8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7.692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35cm solid #1a1a1a"/>
    </style:style>
    <style:style style:name="ce5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35cm solid #1a1a1a" style:diagonal-bl-tr="none" style:diagonal-tl-br="none" fo:border-left="none" fo:border-right="none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1a1a1a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7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0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Released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3">
            <text:p>3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1">
            <text:p>1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2" office:value-type="string">
            <text:p><text:s/></text:p>
          </table:table-cell>
          <table:table-cell>
            <draw:control table:end-cell-address="'Bikemap Backlog'.G2" table:end-x="2.464cm" table:end-y="0.134cm" draw:z-index="0" draw:text-style-name="P1" svg:width="6.055cm" svg:height="0.599cm" svg:x="1.76cm" svg:y="0.153cm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3.557cm" svg:height="1.879cm" svg:x="2.203cm" svg:y="1.253cm" draw:caption-point-x="-2.203cm" draw:caption-point-y="-1.253cm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3" table:content-validation-name="val2" office:value-type="string">
            <office:annotation draw:style-name="gr1" draw:text-style-name="P2" svg:width="4.615cm" svg:height="5.29cm" svg:x="10.729cm" svg:y="1.253cm" draw:caption-point-x="-10.729cm" draw:caption-point-y="-1.253cm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4.534cm" svg:height="0.502cm" svg:x="12.512cm" svg:y="1.253cm" draw:caption-point-x="-12.512cm" draw:caption-point-y="-1.253cm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5.317cm" svg:height="3.389cm" svg:x="15.55cm" svg:y="1.253cm" draw:caption-point-x="-15.55cm" draw:caption-point-y="-1.253cm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3.567cm" svg:height="1.855cm" svg:x="17.33cm" svg:y="1.253cm" draw:caption-point-x="-17.33cm" draw:caption-point-y="-1.253cm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Deployment structure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ew interface)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Change interface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 office:value-type="string">
            <text:p>Search form list with results, maps</text:p>
          </table:table-cell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 office:value-type="string">
            <text:p>Version 0.1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 office:value-type="string">
            <text:p>Change 500m hard coded distance rule 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3">
            <text:p>3</text:p>
          </table:table-cell>
          <table:table-cell table:style-name="ce26"/>
          <table:table-cell table:style-name="ce30" office:value-type="string">
            <text:p>List X number of closest stations</text:p>
          </table:table-cell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Default" office:value-type="string">
            <text:p>Geocoder optimization when locating point</text:p>
          </table:table-cell>
          <table:table-cell table:style-name="Default" table:number-columns-repeated="4"/>
          <table:table-cell table:style-name="Default" office:value-type="string">
            <text:p>sometimes takes a point far away from the wanted area</text:p>
          </table:table-cell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Default" office:value-type="string">
            <text:p>Search form</text:p>
          </table:table-cell>
          <table:table-cell table:style-name="ce34" table:content-validation-name="val2" office:value-type="string">
            <text:p>Planne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Default"/>
          <table:table-cell table:style-name="Default" office:value-type="string">
            <text:p>Change possible search parameters</text:p>
          </table:table-cell>
          <table:table-cell table:number-columns-repeated="1017"/>
        </table:table-row>
        <table:table-row table:style-name="ro4">
          <table:table-cell table:style-name="ce26" office:value-type="float" office:value="13">
            <text:p>13</text:p>
          </table:table-cell>
          <table:table-cell table:style-name="ce30" office:value-type="string">
            <text:p>Bottom divider showing author, etc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Add bottom divider with author name, contact email and version number</text:p>
          </table:table-cell>
          <table:table-cell table:number-columns-repeated="1017"/>
        </table:table-row>
        <table:table-row table:style-name="ro5">
          <table:table-cell table:style-name="ce26" office:value-type="float" office:value="14">
            <text:p>14</text:p>
          </table:table-cell>
          <table:table-cell table:style-name="ce30" office:value-type="string">
            <text:p>Look into search results for “show all”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3"/>
          <table:table-cell table:style-name="ce30" office:value-type="string">
            <text:p>drawAllMarkers lists a sorted array with the stations after having used DrawClosestMarkers (may be a feature)</text:p>
          </table:table-cell>
          <table:table-cell table:number-columns-repeated="1017"/>
        </table:table-row>
        <table:table-row table:style-name="ro2">
          <table:table-cell table:style-name="ce26" office:value-type="float" office:value="15">
            <text:p>15</text:p>
          </table:table-cell>
          <table:table-cell table:style-name="ce30" office:value-type="string">
            <text:p>Sample servlet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3"/>
          <table:table-cell table:style-name="ce30" office:value-type="string">
            <text:p>Look into how servlets work</text:p>
          </table:table-cell>
          <table:table-cell table:number-columns-repeated="1017"/>
        </table:table-row>
        <table:table-row table:style-name="ro2" table:number-rows-repeated="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6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1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0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7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4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mk</number:text>
    </number:number-style>
    <number:number-style style:name="N135">
      <number:text>-</number:text>
      <number:number number:decimal-places="0" number:min-integer-digits="1" number:grouping="true"/>
      <number:text> mk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mk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mk</number:text>
    </number:number-style>
    <number:number-style style:name="N138">
      <number:text>-</number:text>
      <number:number number:decimal-places="2" number:min-integer-digits="1" number:grouping="true"/>
      <number:text> mk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mk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mk </number:text>
    </number:number-style>
    <number:number-style style:name="N143P1" style:volatile="true">
      <number:text>-</number:text>
      <number:number number:decimal-places="0" number:min-integer-digits="1" number:grouping="true"/>
      <number:text> mk </number:text>
    </number:number-style>
    <number:number-style style:name="N143P2" style:volatile="true">
      <number:text> - mk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mk </number:text>
    </number:number-style>
    <number:number-style style:name="N151P1" style:volatile="true">
      <number:text>-</number:text>
      <number:number number:decimal-places="2" number:min-integer-digits="1" number:grouping="true"/>
      <number:text> mk </number:text>
    </number:number-style>
    <number:number-style style:name="N151P2" style:volatile="true">
      <number:text> -</number:text>
      <number:number number:decimal-places="0" number:min-integer-digits="0"/>
      <number:text> mk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$</number:text>
      <number:number number:decimal-places="0" number:min-integer-digits="1" number:grouping="true"/>
      <number:text> </number:text>
    </number:number-style>
    <number:number-style style:name="N165P1" style:volatile="true">
      <number:text> $(</number:text>
      <number:number number:decimal-places="0" number:min-integer-digits="1" number:grouping="true"/>
      <number:text>)</number:text>
    </number:number-style>
    <number:number-style style:name="N165P2" style:volatile="true">
      <number:text> $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date-style style:name="N184">
      <number:day/>
      <number:text>/ </number:text>
      <number:month number:textual="true"/>
      <number:text>/ </number:text>
      <number:year number:style="long"/>
    </number:date-style>
    <number:date-style style:name="N185">
      <number:day/>
      <number:text>/</number:text>
      <number:month number:style="long"/>
      <number:text>/</number:text>
      <number:year number:style="long"/>
    </number:date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number:date-style style:name="N188">
      <number:day/>
      <number:text>. </number:text>
      <number:month number:style="long" number:textual="true"/>
      <number:text>ta </number:text>
      <number:year number:style="long"/>
    </number:date-style>
    <number:date-style style:name="N190P0" style:volatile="true">
      <number:day/>
      <number:text>.</number:text>
      <number:month/>
      <number:text>.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1" number:min-integer-digits="1"/>
    </number:number-style>
    <number:number-style style:name="N192">
      <number:text>Sprint </number:text>
      <number:number number:decimal-places="0" number:min-integer-digits="0"/>
      <number:text> Backlog</number:text>
    </number:number-style>
    <number:number-style style:name="N193">
      <number:text>Last </number:text>
      <number:number number:decimal-places="0" number:min-integer-digits="0"/>
      <number:text> sprints</number:text>
    </number:number-style>
    <number:number-style style:name="N194">
      <number:number number:decimal-places="4" number:min-integer-digits="1"/>
    </number:number-style>
    <number:number-style style:name="N195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0">10/08/2009</text:date>, <text:time>09:3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10T09:34:25</dc:date>
    <meta:editing-duration>PT01H26M42S</meta:editing-duration>
    <meta:editing-cycles>24</meta:editing-cycles>
    <meta:generator>OpenOffice.org/3.0$Linux OpenOffice.org_project/300m15$Build-9379</meta:generator>
    <meta:document-statistic meta:table-count="2" meta:cell-count="180" meta:object-count="1"/>
    <meta:user-defined meta:name="Info 1"/>
    <meta:user-defined meta:name="Info 2"/>
    <meta:user-defined meta:name="Info 3"/>
    <meta:user-defined meta:name="Info 4"/>
  </office:meta>
</office:document-meta>
</file>